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ESPINOZA BORROVIC, PEDRO</text:p>
            <text:p text:style-name="P5"><text:span text:style-name="T15">Dni</text:span><text:span text:style-name="T14">:7705223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ESPINOZA BORROVIC, PED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05223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CRIOLLO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57:4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